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00441_000N022_r1277b_lc3.fits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0582_000N022_r1277b_lc3.fits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1672_000N022_r1277b_lc3.fits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239_000N022_r1277b_lc3.fits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2_000N022_r1277b_lc3.fits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N</text:p>
          </table:table-cell>
          <table:table-cell office:value-type="float" office:value="33.16" calcext:value-type="float">
            <text:p>33.16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3_000N022_r1277b_lc3.fits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5_000N022_r1277b_lc3.fit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N</text:p>
          </table:table-cell>
          <table:table-cell office:value-type="float" office:value="93.25" calcext:value-type="float">
            <text:p>93.2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6_000N022_r1277b_lc3.fit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9_000N022_r1277b_lc3.fits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9_002N021_r0099b_lc3.fits</text:p>
          </table:table-cell>
          <table:table-cell office:value-type="float" office:value="9915" calcext:value-type="float">
            <text:p>991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20_002N021_r0099b_lc3.fits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3_000N022_r1277b_lc3.fits</text:p>
          </table:table-cell>
          <table:table-cell office:value-type="float" office:value="2157" calcext:value-type="float">
            <text:p>2157</text:p>
          </table:table-cell>
          <table:table-cell office:value-type="string" calcext:value-type="string">
            <text:p>N</text:p>
          </table:table-cell>
          <table:table-cell office:value-type="float" office:value="23.25" calcext:value-type="float">
            <text:p>23.2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3_000N022_r1277b_lc3.fits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6_001N022_r1277b_lc3.fit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18_000N022_r1277b_lc3.fi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3_000N022_r1277b_lc3.fits</text:p>
          </table:table-cell>
          <table:table-cell office:value-type="float" office:value="7878" calcext:value-type="float">
            <text:p>787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4_001N022_r1277b_lc3.fits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5_000N022_r1277b_lc3.fits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6_000N022_r1277b_lc3.fits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7_001N022_r1277b_lc3.fit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8_000N022_r1277b_lc3.fits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0_001N022_r1277b_lc3.fit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office:value-type="float" office:value="244.32" calcext:value-type="float">
            <text:p>244.3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1_000N022_r1277b_lc3.fit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5_000N022_r1277b_lc3.fits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3_000N022_r1277b_lc3.fits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8_001N022_r1277b_lc3.fits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5_000N022_r1277b_lc3.fits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7_001N022_r1277b_lc3.fits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N</text:p>
          </table:table-cell>
          <table:table-cell office:value-type="float" office:value="25.86" calcext:value-type="float">
            <text:p>25.86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8_001N022_r1277b_lc3.fits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3_000N022_r1277b_lc3.fits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8_000N022_r1277b_lc3.fits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9_001N022_r1277b_lc3.fits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2_001N022_r1277b_lc3.fits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3_000N022_r1277b_lc3.fits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5_001N022_r1277b_lc3.fit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6_000N022_r1277b_lc3.fi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7_000N022_r1277b_lc3.fits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2_000N022_r1277b_lc3.fits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6_000N022_r1277b_lc3.fits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7_000N022_r1277b_lc3.fits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8_001N022_r1277b_lc3.fits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9_000N022_r1277b_lc3.fits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90_000N022_r1277b_lc3.fits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0_000N022_r1277b_lc3.fits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4_000N022_r1277b_lc3.fits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6_001N022_r1277b_lc3.fits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20_000N022_r1277b_lc3.fits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1_001N022_r1277b_lc3.fits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4_000N022_r1277b_lc3.fits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416_000N022_r1277b_lc3.fits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417_000N022_r1277b_lc3.fit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</text:p>
          </table:table-cell>
          <table:table-cell office:value-type="float" office:value="16.72" calcext:value-type="float">
            <text:p>16.7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46_000N022_r1277b_lc3.fits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56_001N022_r1277b_lc3.fits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2:33:34.805429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7T13:07:31.150042172</dc:date>
    <meta:editing-duration>PT3H41M36S</meta:editing-duration>
    <meta:editing-cycles>46</meta:editing-cycles>
    <meta:generator>LibreOffice/7.3.3.2$Linux_X86_64 LibreOffice_project/30$Build-2</meta:generator>
    <meta:document-statistic meta:table-count="1" meta:cell-count="324" meta:object-count="0"/>
  </office:meta>
</office:document-meta>
</file>